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Default">
        <draw:frame draw:style-name="gr1" draw:layer="layout" svg:width="7.999cm" svg:height="6.999cm" svg:x="10.145cm" svg:y="7.109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2-10T11:55:44</meta:creation-date>
    <meta:editing-duration>PT00H01M46S</meta:editing-duration>
    <meta:editing-cycles>2</meta:editing-cycles>
    <dc:date>2009-12-10T11:57:27</dc:date>
    <meta:document-statistic meta:object-count="24"/>
    <meta:generator>OpenOffice.org/3.0$Linux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50"/>
      <style:graphic-properties draw:stroke="solid" draw:fill-color="#004586" dr3d:edge-rounding="0%"/>
      <style:text-properties fo:font-size="6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3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8cm" svg:height="7cm" chart:class="chart:circle" chart:style-name="ch1">
        <chart:legend chart:legend-position="end" svg:x="6.415cm" svg:y="2.646cm" chart:style-name="ch2"/>
        <chart:plot-area chart:style-name="ch3" chart:data-source-has-labels="both" svg:x="0.16cm" svg:y="0.14cm" svg:width="6.096cm" svg:height="6.58cm"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